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rebuchet MS" svg:font-family="'Trebuchet MS'" style:font-family-generic="swiss"/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21.27mm"/>
    </style:style>
    <style:style style:name="co5" style:family="table-column">
      <style:table-column-properties fo:break-before="auto" style:column-width="17.83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11.55mm"/>
    </style:style>
    <style:style style:name="co8" style:family="table-column">
      <style:table-column-properties fo:break-before="auto" style:column-width="40.71mm"/>
    </style:style>
    <style:style style:name="co9" style:family="table-column">
      <style:table-column-properties fo:break-before="auto" style:column-width="26.63mm"/>
    </style:style>
    <style:style style:name="co10" style:family="table-column">
      <style:table-column-properties fo:break-before="auto" style:column-width="43.46mm"/>
    </style:style>
    <style:style style:name="co11" style:family="table-column">
      <style:table-column-properties fo:break-before="auto" style:column-width="79.66mm"/>
    </style:style>
    <style:style style:name="co12" style:family="table-column">
      <style:table-column-properties fo:break-before="auto" style:column-width="32.42mm"/>
    </style:style>
    <style:style style:name="co13" style:family="table-column">
      <style:table-column-properties fo:break-before="auto" style:column-width="20.36mm"/>
    </style:style>
    <style:style style:name="co14" style:family="table-column">
      <style:table-column-properties fo:break-before="auto" style:column-width="221.16mm"/>
    </style:style>
    <style:style style:name="co15" style:family="table-column">
      <style:table-column-properties fo:break-before="auto" style:column-width="153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5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0.06pt solid #000000"/>
    </style:style>
    <style:style style:name="ce2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color="#0000ff" style:text-outline="false" style:text-line-through-style="none" style:text-line-through-type="none" style:font-name="Trebuchet MS" fo:font-size="9.5pt" fo:font-style="normal" fo:text-shadow="none" style:text-underline-style="none" fo:font-weight="normal" style:text-underline-mode="continuous" style:text-overline-mode="continuous" style:text-line-through-mode="continuous" style:font-name-asian="Andale Sans UI1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" fo:font-size="12pt"/>
    </style:style>
    <style:style style:name="T2" style:family="text">
      <style:text-properties fo:color="#0000ff" style:font-name="Trebuchet MS" fo:font-size="9.5pt" fo:font-weight="normal" style:text-underline-style="none" style:text-underline-color="font-color" style:text-line-through-type="none" fo:font-style="normal" style:letter-kerning="true" fo:country="none" style:country-asian="none" style:country-complex="none" style:font-name-asian="Andale Sans UI;Arial Unicode MS" style:font-weight-asian="normal" style:font-weight-complex="normal" style:font-style-asian="normal" style:font-style-complex="normal"/>
    </style:style>
  </office:automatic-styles>
  <office:body>
    <office:spreadsheet>
      <table:table table:name="Tabla discografi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table:number-columns-repeated="3"/>
          <table:table-cell table:style-name="ce2" office:value-type="string" calcext:value-type="string" table:number-columns-spanned="2" table:number-rows-spanned="1">
            <text:p>ranking</text:p>
          </table:table-cell>
          <table:covered-table-cell table:style-name="ce1"/>
          <table:table-cell table:number-columns-repeated="12"/>
        </table:table-row>
        <table:table-row table:style-name="ro2">
          <table:table-cell table:style-name="ce1" office:value-type="string" calcext:value-type="string">
            <text:p>id_Nombre_Disco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EEUU</text:p>
          </table:table-cell>
          <table:table-cell table:style-name="ce1" office:value-type="string" calcext:value-type="string">
            <text:p>UK</text:p>
          </table:table-cell>
          <table:table-cell/>
          <table:table-cell office:value-type="string" calcext:value-type="string">
            <text:p>inicio sentencia</text:p>
          </table:table-cell>
          <table:table-cell office:value-type="string" calcext:value-type="string">
            <text:p>linea</text:p>
          </table:table-cell>
          <table:table-cell table:style-name="ce4" office:value-type="string" calcext:value-type="string">
            <text:p>Nombre colummna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Cierre (para textos)</text:p>
          </table:table-cell>
          <table:table-cell office:value-type="string" calcext:value-type="string">
            <text:p>Concatenado</text:p>
          </table:table-cell>
          <table:table-cell table:number-columns-repeated="4"/>
          <table:table-cell table:style-name="ce7" office:value-type="string" calcext:value-type="string">
            <text:p>put 'kinecttelemetry', '721', 'interaction:action', 'removed'</text:p>
          </table:table-cell>
        </table:table-row>
        <table:table-row table:style-name="ro3">
          <table:table-cell table:style-name="ce1" office:value-type="string" calcext:value-type="string">
            <text:p><text:s/>The Piper at the Gates of Dawn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6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<text:s/>6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1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5" office:value-type="string" calcext:value-type="string">
            <text:p><text:s/>6</text:p>
          </table:table-cell>
          <table:table-cell office:value-type="string" calcext:value-type="string">
            <text:p>'</text:p>
          </table:table-cell>
          <table:table-cell table:formula="of:=CONCATENATE([.G3];[.H3];[.I3];[.J3];[.K3])" office:value-type="string" office:string-value="put 'discografia:discos', 'r1', 'ranking:uk',  6'" calcext:value-type="string">
            <text:p>put 'discografia:discos', 'r1', 'ranking:uk', <text:s/>6'</text:p>
          </table:table-cell>
          <table:table-cell table:number-columns-repeated="4"/>
          <table:table-cell table:style-name="ce7" office:value-type="string" calcext:value-type="string">
            <text:p>put 'kinecttelemetry', '721', 'interaction:duration', '50'</text:p>
          </table:table-cell>
        </table:table-row>
        <table:table-row table:style-name="ro3">
          <table:table-cell table:style-name="ce1" office:value-type="string" calcext:value-type="string">
            <text:p><text:s/>A Saucerful of Secrets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6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<text:s/>9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2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9</text:p>
          </table:table-cell>
          <table:table-cell office:value-type="string" calcext:value-type="string">
            <text:p>'</text:p>
          </table:table-cell>
          <table:table-cell table:formula="of:=CONCATENATE([.G4];[.H4];[.I4];[.J4];[.K4])" office:value-type="string" office:string-value="put 'discografia:discos', 'r2', 'ranking:uk',  9'" calcext:value-type="string">
            <text:p>put 'discografia:discos', 'r2', 'ranking:uk', <text:s/>9'</text:p>
          </table:table-cell>
          <table:table-cell table:number-columns-repeated="4"/>
          <table:table-cell table:style-name="ce7" office:value-type="string" calcext:value-type="string">
            <text:p>put 'kinecttelemetry', '721', 'demographics:age', '45' </text:p>
          </table:table-cell>
        </table:table-row>
        <table:table-row table:style-name="ro3">
          <table:table-cell table:style-name="ce1" office:value-type="string" calcext:value-type="string">
            <text:p><text:s/>Music from the Film More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69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<text:s/>9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3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9</text:p>
          </table:table-cell>
          <table:table-cell office:value-type="string" calcext:value-type="string">
            <text:p>'</text:p>
          </table:table-cell>
          <table:table-cell table:formula="of:=CONCATENATE([.G5];[.H5];[.I5];[.J5];[.K5])" office:value-type="string" office:string-value="put 'discografia:discos', 'r3', 'ranking:uk',  9'" calcext:value-type="string">
            <text:p>put 'discografia:discos', 'r3', 'ranking:uk', <text:s/>9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<text:s/>Ummagumma (Disco 2)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6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<text:s/>5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4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'</text:p>
          </table:table-cell>
          <table:table-cell table:formula="of:=CONCATENATE([.G6];[.H6];[.I6];[.J6];[.K6])" office:value-type="string" office:string-value="put 'discografia:discos', 'r4', 'ranking:uk',  5'" calcext:value-type="string">
            <text:p>put 'discografia:discos', 'r4', 'ranking:uk', <text:s/>5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<text:s/>Atom Heart Mother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7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<text:s/>1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5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'</text:p>
          </table:table-cell>
          <table:table-cell table:formula="of:=CONCATENATE([.G7];[.H7];[.I7];[.J7];[.K7])" office:value-type="string" office:string-value="put 'discografia:discos', 'r5', 'ranking:uk',  1'" calcext:value-type="string">
            <text:p>put 'discografia:discos', 'r5', 'ranking:uk', <text:s/>1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<text:s/>Meddle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7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<text:s/>3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6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'</text:p>
          </table:table-cell>
          <table:table-cell table:formula="of:=CONCATENATE([.G8];[.H8];[.I8];[.J8];[.K8])" office:value-type="string" office:string-value="put 'discografia:discos', 'r6', 'ranking:uk',  3'" calcext:value-type="string">
            <text:p>put 'discografia:discos', 'r6', 'ranking:uk', <text:s/>3'</text:p>
          </table:table-cell>
          <table:table-cell table:number-columns-repeated="4"/>
          <table:table-cell table:style-name="ce8" office:value-type="string" calcext:value-type="string">
            <text:p>put 'discos', 'The Piper at the Gates of Dawn', 'Grupo:Grupo', 'Pink Flooyd'</text:p>
          </table:table-cell>
        </table:table-row>
        <table:table-row table:style-name="ro3">
          <table:table-cell table:style-name="ce1" office:value-type="string" calcext:value-type="string">
            <text:p><text:s/>Obscured by Clouds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7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<text:s/>6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7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'</text:p>
          </table:table-cell>
          <table:table-cell table:formula="of:=CONCATENATE([.G9];[.H9];[.I9];[.J9];[.K9])" office:value-type="string" office:string-value="put 'discografia:discos', 'r7', 'ranking:uk',  6'" calcext:value-type="string">
            <text:p>put 'discografia:discos', 'r7', 'ranking:uk', <text:s/>6'</text:p>
          </table:table-cell>
          <table:table-cell table:number-columns-repeated="4"/>
          <table:table-cell table:style-name="ce8" office:value-type="string" calcext:value-type="string">
            <text:p>put 'discos', 'The Piper at the Gates of Dawn', 'anio:anio', '1967'</text:p>
          </table:table-cell>
        </table:table-row>
        <table:table-row table:style-name="ro3">
          <table:table-cell table:style-name="ce1" office:value-type="string" calcext:value-type="string">
            <text:p><text:s/>The Dark Side of the Moon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1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8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'</text:p>
          </table:table-cell>
          <table:table-cell table:formula="of:=CONCATENATE([.G10];[.H10];[.I10];[.J10];[.K10])" office:value-type="string" office:string-value="put 'discografia:discos', 'r8', 'ranking:uk',  1'" calcext:value-type="string">
            <text:p>put 'discografia:discos', 'r8', 'ranking:uk', <text:s/>1'</text:p>
          </table:table-cell>
          <table:table-cell table:number-columns-repeated="4"/>
          <table:table-cell table:style-name="ce8" office:value-type="string" calcext:value-type="string">
            <text:p>put 'discos', 'The Piper at the Gates of Dawn', 'ranking:EEUU', '31'</text:p>
          </table:table-cell>
        </table:table-row>
        <table:table-row table:style-name="ro3">
          <table:table-cell table:style-name="ce1" office:value-type="string" calcext:value-type="string">
            <text:p><text:s/>Wish You Were Here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1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9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'</text:p>
          </table:table-cell>
          <table:table-cell table:formula="of:=CONCATENATE([.G11];[.H11];[.I11];[.J11];[.K11])" office:value-type="string" office:string-value="put 'discografia:discos', 'r9', 'ranking:uk',  1'" calcext:value-type="string">
            <text:p>put 'discografia:discos', 'r9', 'ranking:uk', <text:s/>1'</text:p>
          </table:table-cell>
          <table:table-cell table:number-columns-repeated="4"/>
          <table:table-cell table:style-name="ce8" office:value-type="string" calcext:value-type="string">
            <text:p>put 'discos', 'The Piper at the Gates of Dawn', 'ranking:UK', '6'</text:p>
          </table:table-cell>
        </table:table-row>
        <table:table-row table:style-name="ro3">
          <table:table-cell table:style-name="ce1" office:value-type="string" calcext:value-type="string">
            <text:p><text:s/>Animals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2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10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'</text:p>
          </table:table-cell>
          <table:table-cell table:formula="of:=CONCATENATE([.G12];[.H12];[.I12];[.J12];[.K12])" office:value-type="string" office:string-value="put 'discografia:discos', 'r10', 'ranking:uk',  2'" calcext:value-type="string">
            <text:p>put 'discografia:discos', 'r10', 'ranking:uk', <text:s/>2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<text:s/>The Wall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3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11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'</text:p>
          </table:table-cell>
          <table:table-cell table:formula="of:=CONCATENATE([.G13];[.H13];[.I13];[.J13];[.K13])" office:value-type="string" office:string-value="put 'discografia:discos', 'r11', 'ranking:uk',  3'" calcext:value-type="string">
            <text:p>put 'discografia:discos', 'r11', 'ranking:uk', <text:s/>3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<text:s/>The Final Cut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8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1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12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'</text:p>
          </table:table-cell>
          <table:table-cell table:formula="of:=CONCATENATE([.G14];[.H14];[.I14];[.J14];[.K14])" office:value-type="string" office:string-value="put 'discografia:discos', 'r12', 'ranking:uk',  1'" calcext:value-type="string">
            <text:p>put 'discografia:discos', 'r12', 'ranking:uk', <text:s/>1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<text:s/>A Momentary Lapse of Reason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3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13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'</text:p>
          </table:table-cell>
          <table:table-cell table:formula="of:=CONCATENATE([.G15];[.H15];[.I15];[.J15];[.K15])" office:value-type="string" office:string-value="put 'discografia:discos', 'r13', 'ranking:uk',  3'" calcext:value-type="string">
            <text:p>put 'discografia:discos', 'r13', 'ranking:uk', <text:s/>3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<text:s/>The Division Bell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1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14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'</text:p>
          </table:table-cell>
          <table:table-cell table:formula="of:=CONCATENATE([.G16];[.H16];[.I16];[.J16];[.K16])" office:value-type="string" office:string-value="put 'discografia:discos', 'r14', 'ranking:uk',  1'" calcext:value-type="string">
            <text:p>put 'discografia:discos', 'r14', 'ranking:uk', <text:s/>1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<text:s/>The Endless River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20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1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15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'</text:p>
          </table:table-cell>
          <table:table-cell table:formula="of:=CONCATENATE([.G17];[.H17];[.I17];[.J17];[.K17])" office:value-type="string" office:string-value="put 'discografia:discos', 'r15', 'ranking:uk',  1'" calcext:value-type="string">
            <text:p>put 'discografia:discos', 'r15', 'ranking:uk', <text:s/>1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39/Smooth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1990" calcext:value-type="float">
            <text:p>1990</text:p>
          </table:table-cell>
          <table:table-cell table:number-columns-repeated="2" table:style-name="ce1" office:value-type="string" calcext:value-type="string">
            <text:p>-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16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'</text:p>
          </table:table-cell>
          <table:table-cell table:formula="of:=CONCATENATE([.G18];[.H18];[.I18];[.J18];[.K18])" office:value-type="string" office:string-value="put 'discografia:discos', 'r16', 'ranking:uk', -'" calcext:value-type="string">
            <text:p>put 'discografia:discos', 'r16', 'ranking:uk', -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Kerplunk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1992" calcext:value-type="float">
            <text:p>1992</text:p>
          </table:table-cell>
          <table:table-cell table:number-columns-repeated="2" table:style-name="ce1" office:value-type="string" calcext:value-type="string">
            <text:p>-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17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'</text:p>
          </table:table-cell>
          <table:table-cell table:formula="of:=CONCATENATE([.G19];[.H19];[.I19];[.J19];[.K19])" office:value-type="string" office:string-value="put 'discografia:discos', 'r17', 'ranking:uk', -'" calcext:value-type="string">
            <text:p>put 'discografia:discos', 'r17', 'ranking:uk', -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Dookie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18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'</text:p>
          </table:table-cell>
          <table:table-cell table:formula="of:=CONCATENATE([.G20];[.H20];[.I20];[.J20];[.K20])" office:value-type="string" office:string-value="put 'discografia:discos', 'r18', 'ranking:uk', 13'" calcext:value-type="string">
            <text:p>put 'discografia:discos', 'r18', 'ranking:uk', 13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Insomniac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19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'</text:p>
          </table:table-cell>
          <table:table-cell table:formula="of:=CONCATENATE([.G21];[.H21];[.I21];[.J21];[.K21])" office:value-type="string" office:string-value="put 'discografia:discos', 'r19', 'ranking:uk', 8'" calcext:value-type="string">
            <text:p>put 'discografia:discos', 'r19', 'ranking:uk', 8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Nimrod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20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'</text:p>
          </table:table-cell>
          <table:table-cell table:formula="of:=CONCATENATE([.G22];[.H22];[.I22];[.J22];[.K22])" office:value-type="string" office:string-value="put 'discografia:discos', 'r20', 'ranking:uk', 11'" calcext:value-type="string">
            <text:p>put 'discografia:discos', 'r20', 'ranking:uk', 11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Warning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21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'</text:p>
          </table:table-cell>
          <table:table-cell table:formula="of:=CONCATENATE([.G23];[.H23];[.I23];[.J23];[.K23])" office:value-type="string" office:string-value="put 'discografia:discos', 'r21', 'ranking:uk', 4'" calcext:value-type="string">
            <text:p>put 'discografia:discos', 'r21', 'ranking:uk', 4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American Idiot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2004" calcext:value-type="float">
            <text:p>20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22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'</text:p>
          </table:table-cell>
          <table:table-cell table:formula="of:=CONCATENATE([.G24];[.H24];[.I24];[.J24];[.K24])" office:value-type="string" office:string-value="put 'discografia:discos', 'r22', 'ranking:uk', 1'" calcext:value-type="string">
            <text:p>put 'discografia:discos', 'r22', 'ranking:uk', 1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21st Century Breakdown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2009" calcext:value-type="float">
            <text:p>200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23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'</text:p>
          </table:table-cell>
          <table:table-cell table:formula="of:=CONCATENATE([.G25];[.H25];[.I25];[.J25];[.K25])" office:value-type="string" office:string-value="put 'discografia:discos', 'r23', 'ranking:uk', 1'" calcext:value-type="string">
            <text:p>put 'discografia:discos', 'r23', 'ranking:uk', 1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¡Uno!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2012" calcext:value-type="float">
            <text:p>201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24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'</text:p>
          </table:table-cell>
          <table:table-cell table:formula="of:=CONCATENATE([.G26];[.H26];[.I26];[.J26];[.K26])" office:value-type="string" office:string-value="put 'discografia:discos', 'r24', 'ranking:uk', 2'" calcext:value-type="string">
            <text:p>put 'discografia:discos', 'r24', 'ranking:uk', 2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¡Dos!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25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'</text:p>
          </table:table-cell>
          <table:table-cell table:formula="of:=CONCATENATE([.G27];[.H27];[.I27];[.J27];[.K27])" office:value-type="string" office:string-value="put 'discografia:discos', 'r25', 'ranking:uk', 10'" calcext:value-type="string">
            <text:p>put 'discografia:discos', 'r25', 'ranking:uk', 10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¡Tré!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26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'</text:p>
          </table:table-cell>
          <table:table-cell table:formula="of:=CONCATENATE([.G28];[.H28];[.I28];[.J28];[.K28])" office:value-type="string" office:string-value="put 'discografia:discos', 'r26', 'ranking:uk', 31'" calcext:value-type="string">
            <text:p>put 'discografia:discos', 'r26', 'ranking:uk', 31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Revolution Radio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2016" calcext:value-type="float">
            <text:p>2016</text:p>
          </table:table-cell>
          <table:table-cell table:number-columns-repeated="2" table:style-name="ce1" office:value-type="string" calcext:value-type="string">
            <text:p>-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27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'</text:p>
          </table:table-cell>
          <table:table-cell table:formula="of:=CONCATENATE([.G29];[.H29];[.I29];[.J29];[.K29])" office:value-type="string" office:string-value="put 'discografia:discos', 'r27', 'ranking:uk', -'" calcext:value-type="string">
            <text:p>put 'discografia:discos', 'r27', 'ranking:uk', -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Bullet in a Bible 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28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'</text:p>
          </table:table-cell>
          <table:table-cell table:formula="of:=CONCATENATE([.G30];[.H30];[.I30];[.J30];[.K30])" office:value-type="string" office:string-value="put 'discografia:discos', 'r28', 'ranking:uk', 6'" calcext:value-type="string">
            <text:p>put 'discografia:discos', 'r28', 'ranking:uk', 6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Awesome as Fuck 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2011" calcext:value-type="float">
            <text:p>2011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29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'</text:p>
          </table:table-cell>
          <table:table-cell table:formula="of:=CONCATENATE([.G31];[.H31];[.I31];[.J31];[.K31])" office:value-type="string" office:string-value="put 'discografia:discos', 'r29', 'ranking:uk', 14'" calcext:value-type="string">
            <text:p>put 'discografia:discos', 'r29', 'ranking:uk', 14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On the Radio 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2012" calcext:value-type="float">
            <text:p>2012</text:p>
          </table:table-cell>
          <table:table-cell table:number-columns-repeated="2" table:style-name="ce1" office:value-type="string" calcext:value-type="string">
            <text:p>-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30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'</text:p>
          </table:table-cell>
          <table:table-cell table:formula="of:=CONCATENATE([.G32];[.H32];[.I32];[.J32];[.K32])" office:value-type="string" office:string-value="put 'discografia:discos', 'r30', 'ranking:uk', -'" calcext:value-type="string">
            <text:p>put 'discografia:discos', 'r30', 'ranking:uk', -'</text:p>
          </table:table-cell>
          <table:table-cell table:number-columns-repeated="5"/>
        </table:table-row>
        <table:table-row table:style-name="ro1" table:number-rows-repeated="104854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ODAS LAS SENTENCIAS" table:style-name="ta1">
        <table:table-column table:style-name="co15" table:default-cell-style-name="ce6"/>
        <table:table-row table:style-name="ro1">
          <table:table-cell office:value-type="string" calcext:value-type="string">
            <text:p>put 'discografia:discos', 'r1', 'id_nombre_disco', ' The Piper at the Gates of Dawn'</text:p>
          </table:table-cell>
        </table:table-row>
        <table:table-row table:style-name="ro1">
          <table:table-cell office:value-type="string" calcext:value-type="string">
            <text:p>put 'discografia:discos', 'r2', 'id_nombre_disco', ' A Saucerful of Secrets'</text:p>
          </table:table-cell>
        </table:table-row>
        <table:table-row table:style-name="ro1">
          <table:table-cell office:value-type="string" calcext:value-type="string">
            <text:p>put 'discografia:discos', 'r3', 'id_nombre_disco', ' Music from the Film More'</text:p>
          </table:table-cell>
        </table:table-row>
        <table:table-row table:style-name="ro1">
          <table:table-cell office:value-type="string" calcext:value-type="string">
            <text:p>put 'discografia:discos', 'r4', 'id_nombre_disco', ' Ummagumma (Disco 2)'</text:p>
          </table:table-cell>
        </table:table-row>
        <table:table-row table:style-name="ro1">
          <table:table-cell office:value-type="string" calcext:value-type="string">
            <text:p>put 'discografia:discos', 'r5', 'id_nombre_disco', ' Atom Heart Mother'</text:p>
          </table:table-cell>
        </table:table-row>
        <table:table-row table:style-name="ro1">
          <table:table-cell office:value-type="string" calcext:value-type="string">
            <text:p>put 'discografia:discos', 'r6', 'id_nombre_disco', ' Meddle'</text:p>
          </table:table-cell>
        </table:table-row>
        <table:table-row table:style-name="ro1">
          <table:table-cell office:value-type="string" calcext:value-type="string">
            <text:p>put 'discografia:discos', 'r7', 'id_nombre_disco', ' Obscured by Clouds'</text:p>
          </table:table-cell>
        </table:table-row>
        <table:table-row table:style-name="ro1">
          <table:table-cell office:value-type="string" calcext:value-type="string">
            <text:p>put 'discografia:discos', 'r8', 'id_nombre_disco', ' The Dark Side of the Moon'</text:p>
          </table:table-cell>
        </table:table-row>
        <table:table-row table:style-name="ro1">
          <table:table-cell office:value-type="string" calcext:value-type="string">
            <text:p>put 'discografia:discos', 'r9', 'id_nombre_disco', ' Wish You Were Here'</text:p>
          </table:table-cell>
        </table:table-row>
        <table:table-row table:style-name="ro1">
          <table:table-cell office:value-type="string" calcext:value-type="string">
            <text:p>put 'discografia:discos', 'r10', 'id_nombre_disco', ' Animals'</text:p>
          </table:table-cell>
        </table:table-row>
        <table:table-row table:style-name="ro1">
          <table:table-cell office:value-type="string" calcext:value-type="string">
            <text:p>put 'discografia:discos', 'r11', 'id_nombre_disco', ' The Wall'</text:p>
          </table:table-cell>
        </table:table-row>
        <table:table-row table:style-name="ro1">
          <table:table-cell office:value-type="string" calcext:value-type="string">
            <text:p>put 'discografia:discos', 'r12', 'id_nombre_disco', ' The Final Cut'</text:p>
          </table:table-cell>
        </table:table-row>
        <table:table-row table:style-name="ro1">
          <table:table-cell office:value-type="string" calcext:value-type="string">
            <text:p>put 'discografia:discos', 'r13', 'id_nombre_disco', ' A Momentary Lapse of Reason'</text:p>
          </table:table-cell>
        </table:table-row>
        <table:table-row table:style-name="ro1">
          <table:table-cell office:value-type="string" calcext:value-type="string">
            <text:p>put 'discografia:discos', 'r14', 'id_nombre_disco', ' The Division Bell'</text:p>
          </table:table-cell>
        </table:table-row>
        <table:table-row table:style-name="ro1">
          <table:table-cell office:value-type="string" calcext:value-type="string">
            <text:p>put 'discografia:discos', 'r15', 'id_nombre_disco', ' The Endless River'</text:p>
          </table:table-cell>
        </table:table-row>
        <table:table-row table:style-name="ro1">
          <table:table-cell office:value-type="string" calcext:value-type="string">
            <text:p>put 'discografia:discos', 'r16', 'id_nombre_disco', '39/Smooth'</text:p>
          </table:table-cell>
        </table:table-row>
        <table:table-row table:style-name="ro1">
          <table:table-cell office:value-type="string" calcext:value-type="string">
            <text:p>put 'discografia:discos', 'r17', 'id_nombre_disco', 'Kerplunk'</text:p>
          </table:table-cell>
        </table:table-row>
        <table:table-row table:style-name="ro1">
          <table:table-cell office:value-type="string" calcext:value-type="string">
            <text:p>put 'discografia:discos', 'r18', 'id_nombre_disco', 'Dookie'</text:p>
          </table:table-cell>
        </table:table-row>
        <table:table-row table:style-name="ro1">
          <table:table-cell office:value-type="string" calcext:value-type="string">
            <text:p>put 'discografia:discos', 'r19', 'id_nombre_disco', 'Insomniac'</text:p>
          </table:table-cell>
        </table:table-row>
        <table:table-row table:style-name="ro1">
          <table:table-cell office:value-type="string" calcext:value-type="string">
            <text:p>put 'discografia:discos', 'r20', 'id_nombre_disco', 'Nimrod'</text:p>
          </table:table-cell>
        </table:table-row>
        <table:table-row table:style-name="ro1">
          <table:table-cell office:value-type="string" calcext:value-type="string">
            <text:p>put 'discografia:discos', 'r21', 'id_nombre_disco', 'Warning'</text:p>
          </table:table-cell>
        </table:table-row>
        <table:table-row table:style-name="ro1">
          <table:table-cell office:value-type="string" calcext:value-type="string">
            <text:p>put 'discografia:discos', 'r22', 'id_nombre_disco', 'American Idiot'</text:p>
          </table:table-cell>
        </table:table-row>
        <table:table-row table:style-name="ro1">
          <table:table-cell office:value-type="string" calcext:value-type="string">
            <text:p>put 'discografia:discos', 'r23', 'id_nombre_disco', '21st Century Breakdown'</text:p>
          </table:table-cell>
        </table:table-row>
        <table:table-row table:style-name="ro1">
          <table:table-cell office:value-type="string" calcext:value-type="string">
            <text:p>put 'discografia:discos', 'r24', 'id_nombre_disco', '¡Uno!'</text:p>
          </table:table-cell>
        </table:table-row>
        <table:table-row table:style-name="ro1">
          <table:table-cell office:value-type="string" calcext:value-type="string">
            <text:p>put 'discografia:discos', 'r25', 'id_nombre_disco', '¡Dos!'</text:p>
          </table:table-cell>
        </table:table-row>
        <table:table-row table:style-name="ro1">
          <table:table-cell office:value-type="string" calcext:value-type="string">
            <text:p>put 'discografia:discos', 'r26', 'id_nombre_disco', '¡Tré!'</text:p>
          </table:table-cell>
        </table:table-row>
        <table:table-row table:style-name="ro1">
          <table:table-cell office:value-type="string" calcext:value-type="string">
            <text:p>put 'discografia:discos', 'r27', 'id_nombre_disco', 'Revolution Radio'</text:p>
          </table:table-cell>
        </table:table-row>
        <table:table-row table:style-name="ro1">
          <table:table-cell office:value-type="string" calcext:value-type="string">
            <text:p>put 'discografia:discos', 'r28', 'id_nombre_disco', 'Bullet in a Bible '</text:p>
          </table:table-cell>
        </table:table-row>
        <table:table-row table:style-name="ro1">
          <table:table-cell office:value-type="string" calcext:value-type="string">
            <text:p>put 'discografia:discos', 'r29', 'id_nombre_disco', 'Awesome as Fuck '</text:p>
          </table:table-cell>
        </table:table-row>
        <table:table-row table:style-name="ro1">
          <table:table-cell office:value-type="string" calcext:value-type="string">
            <text:p>put 'discografia:discos', 'r30', 'id_nombre_disco', 'On the Radio '</text:p>
          </table:table-cell>
        </table:table-row>
        <table:table-row table:style-name="ro1">
          <table:table-cell table:style-name="Default" office:value-type="string" calcext:value-type="string">
            <text:p>put 'discografia:discos', 'r1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2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3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4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5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6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7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8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9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10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11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12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13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14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15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16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17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18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19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20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21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22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23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24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25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26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27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28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29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30', 'nombre_grupo', 'Green Day'</text:p>
          </table:table-cell>
        </table:table-row>
        <table:table-row table:style-name="ro1">
          <table:table-cell office:value-type="string" calcext:value-type="string">
            <text:p>put 'discografia:discos', 'r1', 'anio', 1967</text:p>
          </table:table-cell>
        </table:table-row>
        <table:table-row table:style-name="ro1">
          <table:table-cell office:value-type="string" calcext:value-type="string">
            <text:p>put 'discografia:discos', 'r2', 'anio', 1968</text:p>
          </table:table-cell>
        </table:table-row>
        <table:table-row table:style-name="ro1">
          <table:table-cell office:value-type="string" calcext:value-type="string">
            <text:p>put 'discografia:discos', 'r3', 'anio', 1969</text:p>
          </table:table-cell>
        </table:table-row>
        <table:table-row table:style-name="ro1">
          <table:table-cell office:value-type="string" calcext:value-type="string">
            <text:p>put 'discografia:discos', 'r4', 'anio', 1969</text:p>
          </table:table-cell>
        </table:table-row>
        <table:table-row table:style-name="ro1">
          <table:table-cell office:value-type="string" calcext:value-type="string">
            <text:p>put 'discografia:discos', 'r5', 'anio', 1970</text:p>
          </table:table-cell>
        </table:table-row>
        <table:table-row table:style-name="ro1">
          <table:table-cell office:value-type="string" calcext:value-type="string">
            <text:p>put 'discografia:discos', 'r6', 'anio', 1971</text:p>
          </table:table-cell>
        </table:table-row>
        <table:table-row table:style-name="ro1">
          <table:table-cell office:value-type="string" calcext:value-type="string">
            <text:p>put 'discografia:discos', 'r7', 'anio', 1972</text:p>
          </table:table-cell>
        </table:table-row>
        <table:table-row table:style-name="ro1">
          <table:table-cell office:value-type="string" calcext:value-type="string">
            <text:p>put 'discografia:discos', 'r8', 'anio', 1973</text:p>
          </table:table-cell>
        </table:table-row>
        <table:table-row table:style-name="ro1">
          <table:table-cell office:value-type="string" calcext:value-type="string">
            <text:p>put 'discografia:discos', 'r9', 'anio', 1975</text:p>
          </table:table-cell>
        </table:table-row>
        <table:table-row table:style-name="ro1">
          <table:table-cell office:value-type="string" calcext:value-type="string">
            <text:p>put 'discografia:discos', 'r10', 'anio', 1977</text:p>
          </table:table-cell>
        </table:table-row>
        <table:table-row table:style-name="ro1">
          <table:table-cell office:value-type="string" calcext:value-type="string">
            <text:p>put 'discografia:discos', 'r11', 'anio', 1979</text:p>
          </table:table-cell>
        </table:table-row>
        <table:table-row table:style-name="ro1">
          <table:table-cell office:value-type="string" calcext:value-type="string">
            <text:p>put 'discografia:discos', 'r12', 'anio', 1983</text:p>
          </table:table-cell>
        </table:table-row>
        <table:table-row table:style-name="ro1">
          <table:table-cell office:value-type="string" calcext:value-type="string">
            <text:p>put 'discografia:discos', 'r13', 'anio', 1987</text:p>
          </table:table-cell>
        </table:table-row>
        <table:table-row table:style-name="ro1">
          <table:table-cell office:value-type="string" calcext:value-type="string">
            <text:p>put 'discografia:discos', 'r14', 'anio', 1994</text:p>
          </table:table-cell>
        </table:table-row>
        <table:table-row table:style-name="ro1">
          <table:table-cell office:value-type="string" calcext:value-type="string">
            <text:p>put 'discografia:discos', 'r15', 'anio', 2014</text:p>
          </table:table-cell>
        </table:table-row>
        <table:table-row table:style-name="ro1">
          <table:table-cell office:value-type="string" calcext:value-type="string">
            <text:p>put 'discografia:discos', 'r16', 'anio', 1990</text:p>
          </table:table-cell>
        </table:table-row>
        <table:table-row table:style-name="ro1">
          <table:table-cell office:value-type="string" calcext:value-type="string">
            <text:p>put 'discografia:discos', 'r17', 'anio', 1992</text:p>
          </table:table-cell>
        </table:table-row>
        <table:table-row table:style-name="ro1">
          <table:table-cell office:value-type="string" calcext:value-type="string">
            <text:p>put 'discografia:discos', 'r18', 'anio', 1994</text:p>
          </table:table-cell>
        </table:table-row>
        <table:table-row table:style-name="ro1">
          <table:table-cell office:value-type="string" calcext:value-type="string">
            <text:p>put 'discografia:discos', 'r19', 'anio', 1995</text:p>
          </table:table-cell>
        </table:table-row>
        <table:table-row table:style-name="ro1">
          <table:table-cell office:value-type="string" calcext:value-type="string">
            <text:p>put 'discografia:discos', 'r20', 'anio', 1997</text:p>
          </table:table-cell>
        </table:table-row>
        <table:table-row table:style-name="ro1">
          <table:table-cell office:value-type="string" calcext:value-type="string">
            <text:p>put 'discografia:discos', 'r21', 'anio', 2000</text:p>
          </table:table-cell>
        </table:table-row>
        <table:table-row table:style-name="ro1">
          <table:table-cell office:value-type="string" calcext:value-type="string">
            <text:p>put 'discografia:discos', 'r22', 'anio', 2004</text:p>
          </table:table-cell>
        </table:table-row>
        <table:table-row table:style-name="ro1">
          <table:table-cell office:value-type="string" calcext:value-type="string">
            <text:p>put 'discografia:discos', 'r23', 'anio', 2009</text:p>
          </table:table-cell>
        </table:table-row>
        <table:table-row table:style-name="ro1">
          <table:table-cell office:value-type="string" calcext:value-type="string">
            <text:p>put 'discografia:discos', 'r24', 'anio', 2012</text:p>
          </table:table-cell>
        </table:table-row>
        <table:table-row table:style-name="ro1">
          <table:table-cell office:value-type="string" calcext:value-type="string">
            <text:p>put 'discografia:discos', 'r25', 'anio', 2012</text:p>
          </table:table-cell>
        </table:table-row>
        <table:table-row table:style-name="ro1">
          <table:table-cell office:value-type="string" calcext:value-type="string">
            <text:p>put 'discografia:discos', 'r26', 'anio', 2012</text:p>
          </table:table-cell>
        </table:table-row>
        <table:table-row table:style-name="ro1">
          <table:table-cell office:value-type="string" calcext:value-type="string">
            <text:p>put 'discografia:discos', 'r27', 'anio', 2016</text:p>
          </table:table-cell>
        </table:table-row>
        <table:table-row table:style-name="ro1">
          <table:table-cell office:value-type="string" calcext:value-type="string">
            <text:p>put 'discografia:discos', 'r28', 'anio', 2005</text:p>
          </table:table-cell>
        </table:table-row>
        <table:table-row table:style-name="ro1">
          <table:table-cell office:value-type="string" calcext:value-type="string">
            <text:p>put 'discografia:discos', 'r29', 'anio', 2011</text:p>
          </table:table-cell>
        </table:table-row>
        <table:table-row table:style-name="ro1">
          <table:table-cell office:value-type="string" calcext:value-type="string">
            <text:p>put 'discografia:discos', 'r30', 'anio', 2012</text:p>
          </table:table-cell>
        </table:table-row>
        <table:table-row table:style-name="ro1">
          <table:table-cell table:style-name="Default" office:value-type="string" calcext:value-type="string">
            <text:p>put 'discografia:discos', 'r1', 'ranking:eeuu', 31</text:p>
          </table:table-cell>
        </table:table-row>
        <table:table-row table:style-name="ro1">
          <table:table-cell table:style-name="Default" office:value-type="string" calcext:value-type="string">
            <text:p>put 'discografia:discos', 'r3', 'ranking:eeuu', 153</text:p>
          </table:table-cell>
        </table:table-row>
        <table:table-row table:style-name="ro1">
          <table:table-cell table:style-name="Default" office:value-type="string" calcext:value-type="string">
            <text:p>put 'discografia:discos', 'r4', 'ranking:eeuu', 74</text:p>
          </table:table-cell>
        </table:table-row>
        <table:table-row table:style-name="ro1">
          <table:table-cell table:style-name="Default" office:value-type="string" calcext:value-type="string">
            <text:p>put 'discografia:discos', 'r5', 'ranking:eeuu', 55</text:p>
          </table:table-cell>
        </table:table-row>
        <table:table-row table:style-name="ro1">
          <table:table-cell table:style-name="Default" office:value-type="string" calcext:value-type="string">
            <text:p>put 'discografia:discos', 'r6', 'ranking:eeuu', 70</text:p>
          </table:table-cell>
        </table:table-row>
        <table:table-row table:style-name="ro1">
          <table:table-cell table:style-name="Default" office:value-type="string" calcext:value-type="string">
            <text:p>put 'discografia:discos', 'r7', 'ranking:eeuu', 46</text:p>
          </table:table-cell>
        </table:table-row>
        <table:table-row table:style-name="ro1">
          <table:table-cell table:style-name="Default" office:value-type="string" calcext:value-type="string">
            <text:p>put 'discografia:discos', 'r8', 'ranking:eeuu', 1</text:p>
          </table:table-cell>
        </table:table-row>
        <table:table-row table:style-name="ro1">
          <table:table-cell table:style-name="Default" office:value-type="string" calcext:value-type="string">
            <text:p>put 'discografia:discos', 'r9', 'ranking:eeuu', 1</text:p>
          </table:table-cell>
        </table:table-row>
        <table:table-row table:style-name="ro1">
          <table:table-cell table:style-name="Default" office:value-type="string" calcext:value-type="string">
            <text:p>put 'discografia:discos', 'r10', 'ranking:eeuu', 3</text:p>
          </table:table-cell>
        </table:table-row>
        <table:table-row table:style-name="ro1">
          <table:table-cell table:style-name="Default" office:value-type="string" calcext:value-type="string">
            <text:p>put 'discografia:discos', 'r11', 'ranking:eeuu', 1</text:p>
          </table:table-cell>
        </table:table-row>
        <table:table-row table:style-name="ro1">
          <table:table-cell table:style-name="Default" office:value-type="string" calcext:value-type="string">
            <text:p>put 'discografia:discos', 'r12', 'ranking:eeuu', 6</text:p>
          </table:table-cell>
        </table:table-row>
        <table:table-row table:style-name="ro1">
          <table:table-cell table:style-name="Default" office:value-type="string" calcext:value-type="string">
            <text:p>put 'discografia:discos', 'r13', 'ranking:eeuu', 3</text:p>
          </table:table-cell>
        </table:table-row>
        <table:table-row table:style-name="ro1">
          <table:table-cell table:style-name="Default" office:value-type="string" calcext:value-type="string">
            <text:p>put 'discografia:discos', 'r14', 'ranking:eeuu', 1</text:p>
          </table:table-cell>
        </table:table-row>
        <table:table-row table:style-name="ro1">
          <table:table-cell table:style-name="Default" office:value-type="string" calcext:value-type="string">
            <text:p>put 'discografia:discos', 'r15', 'ranking:eeuu', 3</text:p>
          </table:table-cell>
        </table:table-row>
        <table:table-row table:style-name="ro1">
          <table:table-cell table:style-name="Default" office:value-type="string" calcext:value-type="string">
            <text:p>put 'discografia:discos', 'r18', 'ranking:eeuu', 2</text:p>
          </table:table-cell>
        </table:table-row>
        <table:table-row table:style-name="ro1">
          <table:table-cell table:style-name="Default" office:value-type="string" calcext:value-type="string">
            <text:p>put 'discografia:discos', 'r19', 'ranking:eeuu', 2</text:p>
          </table:table-cell>
        </table:table-row>
        <table:table-row table:style-name="ro1">
          <table:table-cell table:style-name="Default" office:value-type="string" calcext:value-type="string">
            <text:p>put 'discografia:discos', 'r20', 'ranking:eeuu', 10</text:p>
          </table:table-cell>
        </table:table-row>
        <table:table-row table:style-name="ro1">
          <table:table-cell table:style-name="Default" office:value-type="string" calcext:value-type="string">
            <text:p>put 'discografia:discos', 'r21', 'ranking:eeuu', 4</text:p>
          </table:table-cell>
        </table:table-row>
        <table:table-row table:style-name="ro1">
          <table:table-cell table:style-name="Default" office:value-type="string" calcext:value-type="string">
            <text:p>put 'discografia:discos', 'r22', 'ranking:eeuu', 1</text:p>
          </table:table-cell>
        </table:table-row>
        <table:table-row table:style-name="ro1">
          <table:table-cell table:style-name="Default" office:value-type="string" calcext:value-type="string">
            <text:p>put 'discografia:discos', 'r23', 'ranking:eeuu', 1</text:p>
          </table:table-cell>
        </table:table-row>
        <table:table-row table:style-name="ro1">
          <table:table-cell table:style-name="Default" office:value-type="string" calcext:value-type="string">
            <text:p>put 'discografia:discos', 'r24', 'ranking:eeuu', 2</text:p>
          </table:table-cell>
        </table:table-row>
        <table:table-row table:style-name="ro1">
          <table:table-cell table:style-name="Default" office:value-type="string" calcext:value-type="string">
            <text:p>put 'discografia:discos', 'r25', 'ranking:eeuu', 9</text:p>
          </table:table-cell>
        </table:table-row>
        <table:table-row table:style-name="ro1">
          <table:table-cell table:style-name="Default" office:value-type="string" calcext:value-type="string">
            <text:p>put 'discografia:discos', 'r26', 'ranking:eeuu', 13</text:p>
          </table:table-cell>
        </table:table-row>
        <table:table-row table:style-name="ro1">
          <table:table-cell table:style-name="Default" office:value-type="string" calcext:value-type="string">
            <text:p>put 'discografia:discos', 'r28', 'ranking:eeuu', 8</text:p>
          </table:table-cell>
        </table:table-row>
        <table:table-row table:style-name="ro1">
          <table:table-cell table:style-name="Default" office:value-type="string" calcext:value-type="string">
            <text:p>put 'discografia:discos', 'r29', 'ranking:eeuu', 14</text:p>
          </table:table-cell>
        </table:table-row>
        <table:table-row table:style-name="ro1">
          <table:table-cell office:value-type="string" calcext:value-type="string">
            <text:p>put 'discografia:discos', 'r1', 'ranking:uk', <text:s/>6</text:p>
          </table:table-cell>
        </table:table-row>
        <table:table-row table:style-name="ro1">
          <table:table-cell office:value-type="string" calcext:value-type="string">
            <text:p>put 'discografia:discos', 'r2', 'ranking:uk', <text:s/>9</text:p>
          </table:table-cell>
        </table:table-row>
        <table:table-row table:style-name="ro1">
          <table:table-cell office:value-type="string" calcext:value-type="string">
            <text:p>put 'discografia:discos', 'r3', 'ranking:uk', <text:s/>9</text:p>
          </table:table-cell>
        </table:table-row>
        <table:table-row table:style-name="ro1">
          <table:table-cell office:value-type="string" calcext:value-type="string">
            <text:p>put 'discografia:discos', 'r4', 'ranking:uk', <text:s/>5</text:p>
          </table:table-cell>
        </table:table-row>
        <table:table-row table:style-name="ro1">
          <table:table-cell office:value-type="string" calcext:value-type="string">
            <text:p>put 'discografia:discos', 'r5', 'ranking:uk', <text:s/>1</text:p>
          </table:table-cell>
        </table:table-row>
        <table:table-row table:style-name="ro1">
          <table:table-cell office:value-type="string" calcext:value-type="string">
            <text:p>put 'discografia:discos', 'r6', 'ranking:uk', <text:s/>3</text:p>
          </table:table-cell>
        </table:table-row>
        <table:table-row table:style-name="ro1">
          <table:table-cell office:value-type="string" calcext:value-type="string">
            <text:p>put 'discografia:discos', 'r7', 'ranking:uk', <text:s/>6</text:p>
          </table:table-cell>
        </table:table-row>
        <table:table-row table:style-name="ro1">
          <table:table-cell office:value-type="string" calcext:value-type="string">
            <text:p>put 'discografia:discos', 'r8', 'ranking:uk', <text:s/>1</text:p>
          </table:table-cell>
        </table:table-row>
        <table:table-row table:style-name="ro1">
          <table:table-cell office:value-type="string" calcext:value-type="string">
            <text:p>put 'discografia:discos', 'r9', 'ranking:uk', <text:s/>1</text:p>
          </table:table-cell>
        </table:table-row>
        <table:table-row table:style-name="ro1">
          <table:table-cell office:value-type="string" calcext:value-type="string">
            <text:p>put 'discografia:discos', 'r10', 'ranking:uk', <text:s/>2</text:p>
          </table:table-cell>
        </table:table-row>
        <table:table-row table:style-name="ro1">
          <table:table-cell office:value-type="string" calcext:value-type="string">
            <text:p>put 'discografia:discos', 'r11', 'ranking:uk', <text:s/>3</text:p>
          </table:table-cell>
        </table:table-row>
        <table:table-row table:style-name="ro1">
          <table:table-cell office:value-type="string" calcext:value-type="string">
            <text:p>put 'discografia:discos', 'r12', 'ranking:uk', <text:s/>1</text:p>
          </table:table-cell>
        </table:table-row>
        <table:table-row table:style-name="ro1">
          <table:table-cell office:value-type="string" calcext:value-type="string">
            <text:p>put 'discografia:discos', 'r13', 'ranking:uk', <text:s/>3</text:p>
          </table:table-cell>
        </table:table-row>
        <table:table-row table:style-name="ro1">
          <table:table-cell office:value-type="string" calcext:value-type="string">
            <text:p>put 'discografia:discos', 'r14', 'ranking:uk', <text:s/>1</text:p>
          </table:table-cell>
        </table:table-row>
        <table:table-row table:style-name="ro1">
          <table:table-cell office:value-type="string" calcext:value-type="string">
            <text:p>put 'discografia:discos', 'r15', 'ranking:uk', <text:s/>1</text:p>
          </table:table-cell>
        </table:table-row>
        <table:table-row table:style-name="ro1">
          <table:table-cell office:value-type="string" calcext:value-type="string">
            <text:p>put 'discografia:discos', 'r18', 'ranking:uk', 13</text:p>
          </table:table-cell>
        </table:table-row>
        <table:table-row table:style-name="ro1">
          <table:table-cell office:value-type="string" calcext:value-type="string">
            <text:p>put 'discografia:discos', 'r19', 'ranking:uk', 8</text:p>
          </table:table-cell>
        </table:table-row>
        <table:table-row table:style-name="ro1">
          <table:table-cell office:value-type="string" calcext:value-type="string">
            <text:p>put 'discografia:discos', 'r20', 'ranking:uk', 11</text:p>
          </table:table-cell>
        </table:table-row>
        <table:table-row table:style-name="ro1">
          <table:table-cell office:value-type="string" calcext:value-type="string">
            <text:p>put 'discografia:discos', 'r21', 'ranking:uk', 4</text:p>
          </table:table-cell>
        </table:table-row>
        <table:table-row table:style-name="ro1">
          <table:table-cell office:value-type="string" calcext:value-type="string">
            <text:p>put 'discografia:discos', 'r22', 'ranking:uk', 1</text:p>
          </table:table-cell>
        </table:table-row>
        <table:table-row table:style-name="ro1">
          <table:table-cell office:value-type="string" calcext:value-type="string">
            <text:p>put 'discografia:discos', 'r23', 'ranking:uk', 1</text:p>
          </table:table-cell>
        </table:table-row>
        <table:table-row table:style-name="ro1">
          <table:table-cell office:value-type="string" calcext:value-type="string">
            <text:p>put 'discografia:discos', 'r24', 'ranking:uk', 2</text:p>
          </table:table-cell>
        </table:table-row>
        <table:table-row table:style-name="ro1">
          <table:table-cell office:value-type="string" calcext:value-type="string">
            <text:p>put 'discografia:discos', 'r25', 'ranking:uk', 10</text:p>
          </table:table-cell>
        </table:table-row>
        <table:table-row table:style-name="ro1">
          <table:table-cell office:value-type="string" calcext:value-type="string">
            <text:p>put 'discografia:discos', 'r26', 'ranking:uk', 31</text:p>
          </table:table-cell>
        </table:table-row>
        <table:table-row table:style-name="ro1">
          <table:table-cell office:value-type="string" calcext:value-type="string">
            <text:p>put 'discografia:discos', 'r28', 'ranking:uk', 6</text:p>
          </table:table-cell>
        </table:table-row>
        <table:table-row table:style-name="ro1">
          <table:table-cell office:value-type="string" calcext:value-type="string">
            <text:p>put 'discografia:discos', 'r29', 'ranking:uk', 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rebuchet MS" svg:font-family="'Trebuchet MS'" style:font-family-generic="swiss"/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21:05:44.6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13M30S</meta:editing-duration>
    <meta:editing-cycles>16</meta:editing-cycles>
    <meta:generator>LibreOffice/5.1.2.2$Windows_x86 LibreOffice_project/d3bf12ecb743fc0d20e0be0c58ca359301eb705f</meta:generator>
    <dc:date>2016-10-04T00:03:08.343000000</dc:date>
    <meta:document-statistic meta:table-count="2" meta:cell-count="49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